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955cm" svg:height="0.962cm" svg:x="3.293cm" svg:y="3.061cm">
          <draw:text-box>
            <text:p text:style-name="P1">C</text:p>
          </draw:text-box>
        </draw:frame>
        <draw:frame draw:style-name="gr1" draw:layer="layout" svg:width="0.955cm" svg:height="0.962cm" svg:x="7.376cm" svg:y="3.061cm">
          <draw:text-box>
            <text:p text:style-name="P1">C</text:p>
          </draw:text-box>
        </draw:frame>
        <draw:frame draw:style-name="gr1" draw:layer="layout" svg:width="1.619cm" svg:height="1.114cm" svg:x="7.366cm" svg:y="4.237cm">
          <draw:text-box>
            <text:p text:style-name="P1">CH<text:span text:style-name="T1">3</text:span></text:p>
          </draw:text-box>
        </draw:frame>
        <draw:frame draw:style-name="gr1" draw:layer="layout" svg:width="1.619cm" svg:height="1.114cm" svg:x="7.367cm" svg:y="1.979cm">
          <draw:text-box>
            <text:p text:style-name="P1">CH<text:span text:style-name="T1">3</text:span></text:p>
          </draw:text-box>
        </draw:frame>
        <draw:frame draw:style-name="gr1" draw:layer="layout" svg:width="0.993cm" svg:height="0.962cm" svg:x="6.249cm" svg:y="3.061cm">
          <draw:text-box>
            <text:p text:style-name="P1">O</text:p>
          </draw:text-box>
        </draw:frame>
        <draw:frame draw:style-name="gr1" draw:layer="layout" svg:width="0.959cm" svg:height="0.962cm" svg:x="4.378cm" svg:y="3.061cm">
          <draw:text-box>
            <text:p text:style-name="P1">H</text:p>
          </draw:text-box>
        </draw:frame>
        <draw:frame draw:style-name="gr1" draw:layer="layout" svg:width="1.099cm" svg:height="0.962cm" svg:x="3.209cm" svg:y="1.905cm">
          <draw:text-box>
            <text:p text:style-name="P1">Cl</text:p>
          </draw:text-box>
        </draw:frame>
        <draw:frame draw:style-name="gr1" draw:layer="layout" svg:width="1.099cm" svg:height="0.962cm" svg:x="3.21cm" svg:y="4.233cm">
          <draw:text-box>
            <text:p text:style-name="P1">Cl</text:p>
          </draw:text-box>
        </draw:frame>
        <draw:frame draw:style-name="gr1" draw:layer="layout" svg:width="1.099cm" svg:height="0.962cm" svg:x="1.969cm" svg:y="3.091cm">
          <draw:text-box>
            <text:p text:style-name="P1">Cl</text:p>
          </draw:text-box>
        </draw:frame>
        <draw:line draw:style-name="gr2" draw:text-style-name="P2" draw:layer="layout" svg:x1="2.916cm" svg:y1="3.576cm" svg:x2="3.413cm" svg:y2="3.576cm">
          <text:p text:style-name="P1"/>
        </draw:line>
        <draw:line draw:style-name="gr2" draw:text-style-name="P2" draw:layer="layout" svg:x1="4.075cm" svg:y1="3.576cm" svg:x2="4.572cm" svg:y2="3.576cm">
          <text:p text:style-name="P1"/>
        </draw:line>
        <draw:line draw:style-name="gr2" draw:text-style-name="P2" draw:layer="layout" svg:x1="3.724cm" svg:y1="4.38cm" svg:x2="3.724cm" svg:y2="3.883cm">
          <text:p text:style-name="P1"/>
        </draw:line>
        <draw:line draw:style-name="gr2" draw:text-style-name="P2" draw:layer="layout" svg:x1="3.724cm" svg:y1="4.381cm" svg:x2="3.724cm" svg:y2="3.884cm">
          <text:p text:style-name="P1"/>
        </draw:line>
        <draw:line draw:style-name="gr2" draw:text-style-name="P2" draw:layer="layout" svg:x1="3.724cm" svg:y1="3.21cm" svg:x2="3.724cm" svg:y2="2.713cm">
          <text:p text:style-name="P1"/>
        </draw:line>
        <draw:line draw:style-name="gr2" draw:text-style-name="P2" draw:layer="layout" svg:x1="7.048cm" svg:y1="3.52cm" svg:x2="7.545cm" svg:y2="3.52cm">
          <text:p text:style-name="P1"/>
        </draw:line>
        <draw:line draw:style-name="gr2" draw:text-style-name="P2" draw:layer="layout" svg:x1="7.049cm" svg:y1="3.662cm" svg:x2="7.546cm" svg:y2="3.662cm">
          <text:p text:style-name="P1"/>
        </draw:line>
        <draw:line draw:style-name="gr2" draw:text-style-name="P2" draw:layer="layout" svg:x1="7.824cm" svg:y1="4.382cm" svg:x2="7.824cm" svg:y2="3.885cm">
          <text:p text:style-name="P1"/>
        </draw:line>
        <draw:line draw:style-name="gr2" draw:text-style-name="P2" draw:layer="layout" svg:x1="7.824cm" svg:y1="3.253cm" svg:x2="7.824cm" svg:y2="2.756cm">
          <text:p text:style-name="P1"/>
        </draw:line>
        <draw:frame draw:style-name="gr1" draw:layer="layout" svg:width="1.391cm" svg:height="0.962cm" svg:x="5.112cm" svg:y="2.913cm">
          <draw:text-box>
            <text:p text:style-name="P1">. . .</text:p>
          </draw:text-box>
        </draw:frame>
        <draw:frame draw:style-name="gr1" draw:layer="layout" svg:width="8.257cm" svg:height="1.673cm" svg:x="9.69cm" svg:y="2.65cm">
          <draw:text-box>
            <text:p text:style-name="P1">Hydrogen bonding between</text:p>
            <text:p text:style-name="P1">acetone and chlorofor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ussi Eloranta</meta:initial-creator>
    <meta:creation-date>2008-06-22T21:26:11</meta:creation-date>
    <dc:creator>Jussi Eloranta</dc:creator>
    <dc:date>2008-06-22T21:38:11</dc:date>
    <meta:editing-cycles>6</meta:editing-cycles>
    <meta:editing-duration>PT12M3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